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paragraph-rsid="000be0b8" style:font-size-asian="12pt" style:font-size-complex="12pt"/>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style:font-size-asian="12pt" style:font-size-complex="12pt"/>
    </style:style>
    <style:style style:name="P4" style:family="paragraph" style:parent-style-name="Text_20_body">
      <style:paragraph-properties fo:margin-left="0in" fo:margin-right="0in" fo:orphans="2" fo:widows="2" fo:text-indent="0in" style:auto-text-indent="false"/>
      <style:text-properties style:font-name="Arial" fo:font-size="12pt" style:font-size-asian="12pt" style:font-size-complex="12pt"/>
    </style:style>
    <style:style style:name="P5" style:family="paragraph" style:parent-style-name="Text_20_body">
      <style:paragraph-properties fo:margin-left="0in" fo:margin-right="0in" fo:margin-top="0in" fo:margin-bottom="0in" loext:contextual-spacing="false" fo:text-indent="0in" style:auto-text-indent="false"/>
      <style:text-properties style:font-name="Arial" fo:font-size="12pt" style:font-size-asian="12pt" style:font-size-complex="12pt"/>
    </style:style>
    <style:style style:name="P6" style:family="paragraph" style:parent-style-name="Text_20_body">
      <style:paragraph-properties fo:margin-top="0in" fo:margin-bottom="0.139in" loext:contextual-spacing="false"/>
      <style:text-properties style:font-name="Arial" fo:font-size="12pt" style:font-size-asian="12pt" style:font-size-complex="12pt"/>
    </style:style>
    <style:style style:name="P7" style:family="paragraph" style:parent-style-name="Text_20_body">
      <style:paragraph-properties fo:margin-top="0in" fo:margin-bottom="0.139in" loext:contextual-spacing="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style="normal" fo:font-weight="normal"/>
    </style:style>
    <style:style style:name="T2" style:family="text">
      <style:text-properties style:font-name="Libre Franklin" fo:font-style="normal" fo:font-weight="normal"/>
    </style:style>
    <style:style style:name="T3" style:family="text">
      <style:text-properties style:font-name="Libre Franklin" fo:font-size="9.5pt" fo:font-style="normal" fo:font-weight="normal"/>
    </style:style>
    <style:style style:name="T4" style:family="text">
      <style:text-properties fo:font-variant="normal" fo:text-transform="none" fo:color="#000000" style:font-name="Libre Franklin" fo:font-size="9.5pt" fo:letter-spacing="normal" fo:font-style="normal" fo:font-weight="normal"/>
    </style:style>
    <style:style style:name="T5" style:family="text">
      <style:text-properties fo:font-variant="normal" fo:text-transform="none" fo:color="#000000" style:font-name="Libre Franklin"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Arial" fo:letter-spacing="normal" fo:font-style="normal" fo:font-weight="normal"/>
    </style:style>
    <style:style style:name="T8" style:family="text">
      <style:text-properties style:font-name="Arial"/>
    </style:style>
    <style:style style:name="T9" style:family="text">
      <style:text-properties style:font-name="Arial" officeooo:rsid="000be0b8"/>
    </style:style>
  </office:automatic-styles>
  <office:body>
    <office:text text:use-soft-page-breaks="true">
      <text:tracked-changes>
        <text:changed-region xml:id="ct1557602297984" text:id="ct1557602297984">
          <text:insertion>
            <office:change-info>
              <dc:creator>Unknown Author</dc:creator>
              <dc:date>2023-11-21T17:00:39.576000000</dc:date>
            </office:change-info>
          </text:insertion>
        </text:changed-region>
        <text:changed-region xml:id="ct1557602302784" text:id="ct1557602302784">
          <text:deletion>
            <office:change-info>
              <dc:creator>Unknown Author</dc:creator>
              <dc:date>2023-11-21T17:00:39.576000000</dc:date>
            </office:change-info>
            <text:p text:style-name="P6">Copyright &lt;YEAR&gt; &lt;COPYRIGHT HOLDER&gt;</text:p>
            <text:p text:style-name="P1"/>
          </text:deletion>
        </text:changed-region>
        <text:changed-region xml:id="ct1557602295584" text:id="ct1557602295584">
          <text:insertion>
            <office:change-info>
              <dc:creator>Unknown Author</dc:creator>
              <dc:date>2023-11-21T17:00:39.576000000</dc:date>
            </office:change-info>
          </text:insertion>
        </text:changed-region>
        <text:changed-region xml:id="ct1557602290544" text:id="ct1557602290544">
          <text:deletion>
            <office:change-info>
              <dc:creator>Unknown Author</dc:creator>
              <dc:date>2023-11-21T17:01:58</dc:date>
            </office:change-info>
            <text:p text:style-name="P1"><text:span text:style-name="T8">following </text:span></text:p>
          </text:deletion>
        </text:changed-region>
        <text:changed-region xml:id="ct1557602289824" text:id="ct1557602289824">
          <text:insertion>
            <office:change-info>
              <dc:creator>Unknown Author</dc:creator>
              <dc:date>2023-11-21T17:02:02</dc:date>
            </office:change-info>
          </text:insertion>
        </text:changed-region>
        <text:changed-region xml:id="ct1557602301824" text:id="ct1557602301824">
          <text:insertion>
            <office:change-info>
              <dc:creator>Unknown Author</dc:creator>
              <dc:date>2023-11-21T17:02:13</dc:date>
            </office:change-info>
          </text:insertion>
        </text:changed-region>
        <text:changed-region xml:id="ct1557602287904" text:id="ct1557602287904">
          <text:deletion>
            <office:change-info>
              <dc:creator>Unknown Author</dc:creator>
              <dc:date>2023-11-21T17:02:13</dc:date>
            </office:change-info>
            <text:p text:style-name="P1"><text:span text:style-name="T8">:</text:span></text:p>
          </text:deletion>
        </text:changed-region>
        <text:changed-region xml:id="ct1557602302064" text:id="ct1557602302064">
          <text:insertion>
            <office:change-info>
              <dc:creator>Unknown Author</dc:creator>
              <dc:date>2023-11-21T17:00:39.576000000</dc:date>
            </office:change-info>
          </text:insertion>
        </text:changed-region>
        <text:changed-region xml:id="ct1557602299424" text:id="ct1557602299424">
          <text:insertion>
            <office:change-info>
              <dc:creator>Unknown Author</dc:creator>
              <dc:date>2023-11-21T17:00:39.576000000</dc:date>
            </office:change-info>
          </text:insertion>
        </text:changed-region>
        <text:changed-region xml:id="ct1557602287664" text:id="ct1557602287664">
          <text:deletion>
            <office:change-info>
              <dc:creator>Unknown Author</dc:creator>
              <dc:date>2023-11-21T17:00:39.576000000</dc:date>
            </office:change-info>
            <text:p text:style-name="P1"><text:span text:style-name="T8"><text:s/>must retain the above copyright notice, this list of conditions and the following disclaimer</text:span></text:p>
          </text:deletion>
        </text:changed-region>
        <text:changed-region xml:id="ct1557602289344" text:id="ct1557602289344">
          <text:insertion>
            <office:change-info>
              <dc:creator>Unknown Author</dc:creator>
              <dc:date>2023-11-21T17:00:39.576000000</dc:date>
            </office:change-info>
          </text:insertion>
        </text:changed-region>
        <text:changed-region xml:id="ct1557602289104" text:id="ct1557602289104">
          <text:deletion>
            <office:change-info>
              <dc:creator>Unknown Author</dc:creator>
              <dc:date>2023-11-21T17:04:35</dc:date>
            </office:change-info>
            <text:p text:style-name="P2"><text:span text:style-name="T8">reproduce the above copyright notice, this list of conditions and the following disclaimer in the documentation and/or other materials provided with the distribution. </text:span></text:p>
          </text:deletion>
        </text:changed-region>
        <text:changed-region xml:id="ct1557602291024" text:id="ct1557602291024">
          <text:insertion>
            <office:change-info>
              <dc:creator>Unknown Author</dc:creator>
              <dc:date>2023-11-21T17:00:39.576000000</dc:date>
            </office:change-info>
          </text:insertion>
        </text:changed-region>
        <text:changed-region xml:id="ct1557602293424" text:id="ct1557602293424">
          <text:insertion>
            <office:change-info>
              <dc:creator>Unknown Author</dc:creator>
              <dc:date>2023-11-21T17:00:39.576000000</dc:date>
            </office:change-info>
          </text:insertion>
        </text:changed-region>
        <text:changed-region xml:id="ct1557602297504" text:id="ct1557602297504">
          <text:deletion>
            <office:change-info>
              <dc:creator>Unknown Author</dc:creator>
              <dc:date>2023-11-21T17:00:39.576000000</dc:date>
            </office:change-info>
            <text:p text:style-name="P4"><text:span text:style-name="T7">of the copyright holder nor the names of its contributors</text:span></text:p>
          </text:deletion>
        </text:changed-region>
        <text:changed-region xml:id="ct1557602301344" text:id="ct1557602301344">
          <text:insertion>
            <office:change-info>
              <dc:creator>Unknown Author</dc:creator>
              <dc:date>2023-11-21T17:00:39.576000000</dc:date>
            </office:change-info>
          </text:insertion>
        </text:changed-region>
        <text:changed-region xml:id="ct1557602291984" text:id="ct1557602291984">
          <text:insertion>
            <office:change-info>
              <dc:creator>Unknown Author</dc:creator>
              <dc:date>2023-11-21T17:00:39.576000000</dc:date>
            </office:change-info>
          </text:insertion>
        </text:changed-region>
        <text:changed-region xml:id="ct1557602293664" text:id="ct1557602293664">
          <text:insertion>
            <office:change-info>
              <dc:creator>Unknown Author</dc:creator>
              <dc:date>2023-11-21T17:00:39.576000000</dc:date>
            </office:change-info>
          </text:insertion>
        </text:changed-region>
        <text:changed-region xml:id="ct1557602296544" text:id="ct1557602296544">
          <text:deletion>
            <office:change-info>
              <dc:creator>Unknown Author</dc:creator>
              <dc:date>2023-11-21T17:00:39.576000000</dc:date>
            </office:change-info>
            <text:p text:style-name="P4"><text:span text:style-name="T7">COPYRIGHT HOLDERS AND CONTRIBUTORS </text:span></text:p>
          </text:deletion>
        </text:changed-region>
        <text:changed-region xml:id="ct1557602297744" text:id="ct1557602297744">
          <text:insertion>
            <office:change-info>
              <dc:creator>Unknown Author</dc:creator>
              <dc:date>2023-11-21T17:00:39.576000000</dc:date>
            </office:change-info>
          </text:insertion>
        </text:changed-region>
        <text:changed-region xml:id="ct1557602288384" text:id="ct1557602288384">
          <text:deletion>
            <office:change-info>
              <dc:creator>Unknown Author</dc:creator>
              <dc:date>2023-11-21T17:00:39.576000000</dc:date>
            </office:change-info>
            <text:p text:style-name="P4"><text:span text:style-name="T7">COPYRIGHT HOLDER OR CONTRIBUTORS </text:span></text:p>
          </text:deletion>
        </text:changed-region>
        <text:changed-region xml:id="ct1557602298704" text:id="ct1557602298704">
          <text:insertion>
            <office:change-info>
              <dc:creator>Unknown Author</dc:creator>
              <dc:date>2023-11-21T17:00:39.576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change-start text:change-id="ct1557602297984"/>AUTHOR PROFESSIONAL IDENTIFICATION * URL</text:p>
      <text:p text:style-name="P3">“<text:span text:style-name="T1">PROMOTIONAL SLOGAN FOR AUTHOR’S PROFESSIONAL PRACTICE”</text:span></text:p>
      <text:p text:style-name="P1">All Rights Reserved</text:p>
      <text:p text:style-name="P7"><text:change-end text:change-id="ct1557602297984"/><text:change text:change-id="ct1557602302784"/><text:change-start text:change-id="ct1557602295584"/>ATTRIBUTION ASSURANCE LICENSE (adapted from the original BSD license)</text:p>
      <text:p text:style-name="P1"><text:change-end text:change-id="ct1557602295584"/>Redistribution and use in source and binary forms, with or without modification, are permitted provided that the <text:change text:change-id="ct1557602290544"/><text:span text:style-name="T8">conditions </text:span><text:change-start text:change-id="ct1557602289824"/><text:span text:style-name="T9">below </text:span><text:change-end text:change-id="ct1557602289824"/><text:span text:style-name="T8">are met</text:span><text:change-start text:change-id="ct1557602301824"/><text:span text:style-name="T8">.</text:span><text:change-end text:change-id="ct1557602301824"/><text:change text:change-id="ct1557602287904"/></text:p>
      <text:p text:style-name="P1"><text:change-start text:change-id="ct1557602302064"/>These conditions require a modest attribution to &lt;AUTHOR&gt; (the “Author”), who hopes that its promotional value may help justify the thousands of dollars in otherwise billable time invested in writing this and other freely available, open-source software.</text:p>
      <text:p text:style-name="P1"><text:change-end text:change-id="ct1557602302064"/>1. Redistributions of source code<text:change-start text:change-id="ct1557602299424"/>, in whole or part and with or without modification (the “Code”), must prominently display this GPG-signed text in verifiable form<text:change-end text:change-id="ct1557602299424"/><text:change text:change-id="ct1557602287664"/>.</text:p>
      <text:p text:style-name="P2">2. Redistributions<text:change-start text:change-id="ct1557602289344"/> of the Code <text:change-end text:change-id="ct1557602289344"/>in binary form must <text:change text:change-id="ct1557602289104"/><text:change-start text:change-id="ct1557602291024"/>be accompanied by this GPG-signed text in any documentation and, each time the resulting executable program or a program dependent thereon is launched, a prominent display (e.g., splash screen or banner text) of the Author’s attribution information, which includes:</text:p>
      <text:p text:style-name="P1">(a) Name (“AUTHOR”),</text:p>
      <text:p text:style-name="P1">(b) Professional identification (“PROFESSIONAL IDENTIFICATION”), and</text:p>
      <text:p text:style-name="P1">(c) URL (“URL”).</text:p>
      <text:p text:style-name="P4"><text:change-end text:change-id="ct1557602291024"/><text:span text:style-name="T6">3. Neither the name </text:span><text:change-start text:change-id="ct1557602293424"/><text:span text:style-name="T6">nor any trademark of the Author</text:span><text:change-end text:change-id="ct1557602293424"/><text:change text:change-id="ct1557602297504"/><text:span text:style-name="T6"> may be used to endorse or promote products derived from this software without specific prior written permission.</text:span></text:p>
      <text:p text:style-name="P1"><text:change-start text:change-id="ct1557602301344"/>4. Users are entirely responsible, to the exclusion of the Author and any other persons, for compliance with</text:p>
      <text:p text:style-name="P1">(1) regulations set by owners or administrators of employed equipment,</text:p>
      <text:p text:style-name="P1">(2) licensing terms of any other software, and</text:p>
      <text:p text:style-name="P1">(3) local regulations regarding use, including those regarding import, export, and use of encryption software.</text:p>
      <text:p text:style-name="P4"><text:change-end text:change-id="ct1557602301344"/><text:span text:style-name="T6">THIS </text:span><text:change-start text:change-id="ct1557602291984"/><text:span text:style-name="T6">FREE </text:span><text:change-end text:change-id="ct1557602291984"/><text:span text:style-name="T6">SOFTWARE IS PROVIDED BY THE </text:span><text:change-start text:change-id="ct1557602293664"/><text:span text:style-name="T6">AUTHOR </text:span><text:change-end text:change-id="ct1557602293664"/><text:change text:change-id="ct1557602296544"/><text:span text:style-name="T6">“AS IS” AND ANY EXPRESS OR IMPLIED WARRANTIES, INCLUDING, BUT NOT LIMITED TO, THE IMPLIED WARRANTIES OF MERCHANTABILITY AND FITNESS FOR A PARTICULAR PURPOSE ARE DISCLAIMED. IN NO EVENT SHALL THE </text:span><text:change-start text:change-id="ct1557602297744"/><text:soft-page-break/><text:span text:style-name="T6">AUTHOR OR ANY CONTRIBUTOR </text:span><text:change-end text:change-id="ct1557602297744"/><text:change text:change-id="ct1557602288384"/><text:span text:style-name="T6">BE LIABLE FOR ANY DIRECT, INDIRECT, INCIDENTAL, SPECIAL, EXEMPLARY, OR CONSEQUENTIAL DAMAGES (INCLUDING, BUT NOT LIMITED TO,</text:span><text:change-start text:change-id="ct1557602298704"/><text:span text:style-name="T6"> EFFECTS OF UNAUTHORIZED OR MALICIOUS NETWORK ACCESS;</text:span><text:change-end text:change-id="ct1557602298704"/><text:span text:style-name="T6">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1T16:59:20.208000000</meta:creation-date>
    <dc:date>2023-11-21T17:07:01.315000000</dc:date>
    <meta:editing-duration>PT7M43S</meta:editing-duration>
    <meta:editing-cycles>2</meta:editing-cycles>
    <meta:generator>LibreOffice/6.3.4.2$Windows_X86_64 LibreOffice_project/60da17e045e08f1793c57c00ba83cdfce946d0aa</meta:generator>
    <meta:document-statistic meta:table-count="0" meta:image-count="0" meta:object-count="0" meta:page-count="2" meta:paragraph-count="17" meta:word-count="365" meta:character-count="2435" meta:non-whitespace-character-count="2087"/>
  </office:meta>
</office:document-meta>
</file>